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9388" officeooo:paragraph-rsid="000b9388"/>
    </style:style>
    <style:style style:name="P2" style:family="paragraph" style:parent-style-name="Standard">
      <style:text-properties officeooo:rsid="000ec456" officeooo:paragraph-rsid="000ec456"/>
    </style:style>
    <style:style style:name="P3" style:family="paragraph" style:parent-style-name="Standard" style:list-style-name="L1">
      <style:text-properties officeooo:rsid="000b9388" officeooo:paragraph-rsid="000b9388"/>
    </style:style>
    <style:style style:name="P4" style:family="paragraph" style:parent-style-name="Standard" style:list-style-name="L1">
      <style:text-properties officeooo:rsid="000cd8de" officeooo:paragraph-rsid="000cd8de"/>
    </style:style>
    <style:style style:name="P5" style:family="paragraph" style:parent-style-name="Standard" style:list-style-name="L1">
      <style:text-properties officeooo:rsid="000ba926" officeooo:paragraph-rsid="000ba926"/>
    </style:style>
    <style:style style:name="P6" style:family="paragraph" style:parent-style-name="Standard" style:list-style-name="L1">
      <style:text-properties officeooo:rsid="000ec456" officeooo:paragraph-rsid="000ec456"/>
    </style:style>
    <style:style style:name="P7" style:family="paragraph" style:parent-style-name="Standard" style:list-style-name="L1">
      <style:text-properties officeooo:rsid="001067b9" officeooo:paragraph-rsid="001067b9"/>
    </style:style>
    <style:style style:name="P8" style:family="paragraph" style:parent-style-name="Standard" style:list-style-name="L1">
      <style:text-properties officeooo:rsid="0010af2d" officeooo:paragraph-rsid="0010af2d" fo:background-color="#ffff00"/>
    </style:style>
    <style:style style:name="P9" style:family="paragraph" style:parent-style-name="Standard" style:list-style-name="L1">
      <style:text-properties officeooo:rsid="0010af2d" officeooo:paragraph-rsid="00142e9f" fo:background-color="#ffff00"/>
    </style:style>
    <style:style style:name="P10" style:family="paragraph" style:parent-style-name="Standard" style:list-style-name="L1">
      <style:text-properties officeooo:rsid="0010af2d" officeooo:paragraph-rsid="001151f2" fo:background-color="#ffff00"/>
    </style:style>
    <style:style style:name="P11" style:family="paragraph" style:parent-style-name="Standard" style:list-style-name="L1">
      <style:text-properties officeooo:rsid="0010af2d" officeooo:paragraph-rsid="0015e4d7" fo:background-color="#ffff00"/>
    </style:style>
    <style:style style:name="P12" style:family="paragraph" style:parent-style-name="Standard" style:list-style-name="L1">
      <style:text-properties officeooo:rsid="001151f2" officeooo:paragraph-rsid="00142e9f" fo:background-color="#ffff00"/>
    </style:style>
    <style:style style:name="P13" style:family="paragraph" style:parent-style-name="Standard" style:list-style-name="L1">
      <style:text-properties officeooo:rsid="001151f2" officeooo:paragraph-rsid="001151f2" fo:background-color="#ffff00"/>
    </style:style>
    <style:style style:name="P14" style:family="paragraph" style:parent-style-name="Standard" style:list-style-name="L1">
      <style:text-properties officeooo:rsid="001151f2" officeooo:paragraph-rsid="0015e4d7" fo:background-color="#ffff00"/>
    </style:style>
    <style:style style:name="P15" style:family="paragraph" style:parent-style-name="Standard" style:list-style-name="L1">
      <style:text-properties officeooo:rsid="0015e4d7" officeooo:paragraph-rsid="0015e4d7" fo:background-color="#ffff00"/>
    </style:style>
    <style:style style:name="P16" style:family="paragraph" style:parent-style-name="Standard" style:list-style-name="L1">
      <style:text-properties officeooo:rsid="00175854" officeooo:paragraph-rsid="00175854"/>
    </style:style>
    <style:style style:name="P17" style:family="paragraph" style:parent-style-name="Standard" style:list-style-name="L1">
      <style:text-properties officeooo:rsid="001870ba" officeooo:paragraph-rsid="001870ba"/>
    </style:style>
    <style:style style:name="P18" style:family="paragraph" style:parent-style-name="Standard" style:list-style-name="L1">
      <style:text-properties officeooo:rsid="0018ed0c" officeooo:paragraph-rsid="0018ed0c"/>
    </style:style>
    <style:style style:name="T1" style:family="text">
      <style:text-properties officeooo:rsid="000cd8de"/>
    </style:style>
    <style:style style:name="T2" style:family="text">
      <style:text-properties officeooo:rsid="0010b267"/>
    </style:style>
    <style:style style:name="T3" style:family="text">
      <style:text-properties officeooo:rsid="001151f2"/>
    </style:style>
    <style:style style:name="T4" style:family="text">
      <style:text-properties officeooo:rsid="00142e9f"/>
    </style:style>
    <style:style style:name="T5" style:family="text">
      <style:text-properties officeooo:rsid="0015e4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curacy of timing</text:p>
      <text:list xml:id="list5045819745218215892" text:style-name="L1">
        <text:list-item>
          <text:p text:style-name="P3">problem with measuring time is that rdtsc and gettimeofday both take time to execute skewing results </text:p>
          <text:list>
            <text:list-item>
              <text:p text:style-name="P3">need to take this into account with making measurements and try and remove this overhead if possible</text:p>
            </text:list-item>
            <text:list-item>
              <text:p text:style-name="P4">using a very long loop 1 billion iterations that only contains the gettime function</text:p>
              <text:list>
                <text:list-item>
                  <text:p text:style-name="P4">then divide by the number of loop iterations to get the average time for the function call</text:p>
                </text:list-item>
              </text:list>
            </text:list-item>
          </text:list>
        </text:list-item>
        <text:list-item>
          <text:p text:style-name="P5">measuring the error of our method of timing</text:p>
          <text:list>
            <text:list-item>
              <text:p text:style-name="P5">to determine the precision of our timing method we used simple loop iterations to see at how many iterations difference there is a positive difference in the measured time</text:p>
              <text:list>
                <text:list-item>
                  <text:p text:style-name="P5">this becomes the <text:span text:style-name="T1">precision</text:span> (ie if every 100 iterations we get a change of 5ns but no change between those 100 iterations then the precision of our system is to the nearest 5ns boundary)</text:p>
                </text:list-item>
              </text:list>
            </text:list-item>
          </text:list>
        </text:list-item>
        <text:list-item>
          <text:p text:style-name="P6">potential problem with clock_gettime</text:p>
          <text:list>
            <text:list-item>
              <text:p text:style-name="P6">if it only measures the time that the cpu spends on that specific process will it measure accurately a process that sends data to another process and waits for ack</text:p>
            </text:list-item>
          </text:list>
        </text:list-item>
        <text:list-item>
          <text:p text:style-name="P16">Used for pthreads</text:p>
          <text:list>
            <text:list-item>
              <text:p text:style-name="P16">http://www.thegeekstuff.com/2012/05/c-mutex-examples/?refcom</text:p>
            </text:list-item>
          </text:list>
        </text:list-item>
      </text:list>
      <text:p text:style-name="P2"/>
      <text:list xml:id="list230506253385484" text:continue-numbering="true" text:style-name="L1">
        <text:list-item>
          <text:p text:style-name="P7">look into pinning our process to the CPU</text:p>
        </text:list-item>
        <text:list-item>
          <text:p text:style-name="P17">linux syscall reference</text:p>
        </text:list-item>
        <text:list-item>
          <text:p text:style-name="P18">Might want to try running Bounded buffer</text:p>
          <text:list>
            <text:list-item>
              <text:p text:style-name="P18">with 64KB buffer to better compare to pipe</text:p>
            </text:list-item>
            <text:list-item>
              <text:p text:style-name="P18">all with 512KB buffer to keep even playing field</text:p>
            </text:list-item>
          </text:list>
        </text:list-item>
        <text:list-item>
          <text:p text:style-name="P8">Timing Resolution results</text:p>
          <text:list>
            <text:list-item>
              <text:p text:style-name="P8"><text:span text:style-name="T3">100,000,000</text:span> loop iterations</text:p>
              <text:list>
                <text:list-item>
                  <text:p text:style-name="P8">minimum time</text:p>
                  <text:list>
                    <text:list-item>
                      <text:p text:style-name="P8">1 iteration of stall loops</text:p>
                      <text:list>
                        <text:list-item>
                          <text:p text:style-name="P9">clock_gettime: 0.01<text:span text:style-name="T2">3</text:span>000</text:p>
                        </text:list-item>
                        <text:list-item>
                          <text:p text:style-name="P8">rdtsc: 0.00563<text:span text:style-name="T2">4</text:span></text:p>
                        </text:list-item>
                      </text:list>
                    </text:list-item>
                    <text:list-item>
                      <text:p text:style-name="P10"><text:span text:style-name="T3">2</text:span> iteration of stall loops</text:p>
                      <text:list>
                        <text:list-item>
                          <text:p text:style-name="P9">clock_gettime: 0.01<text:span text:style-name="T4">4</text:span>000</text:p>
                        </text:list-item>
                        <text:list-item>
                          <text:p text:style-name="P10">rdtsc: 0.00<text:span text:style-name="T3">5634</text:span></text:p>
                        </text:list-item>
                        <text:list-item>
                          <text:p text:style-name="P12">diffclock_gettime: 0.00<text:span text:style-name="T4">1</text:span></text:p>
                        </text:list-item>
                        <text:list-item>
                          <text:p text:style-name="P13">diffrdtsc: 0</text:p>
                        </text:list-item>
                      </text:list>
                    </text:list-item>
                    <text:list-item>
                      <text:p text:style-name="P9"><text:span text:style-name="T4">3</text:span> iteration of stall loops</text:p>
                      <text:list>
                        <text:list-item>
                          <text:p text:style-name="P9">clock_gettime: 0.01<text:span text:style-name="T4">5</text:span>000</text:p>
                        </text:list-item>
                        <text:list-item>
                          <text:p text:style-name="P9">rdtsc: 0.00<text:span text:style-name="T3">5634</text:span></text:p>
                        </text:list-item>
                        <text:list-item>
                          <text:p text:style-name="P12">diffclock_gettime: 0.00<text:span text:style-name="T4">1</text:span></text:p>
                        </text:list-item>
                        <text:list-item>
                          <text:p text:style-name="P12">diffrdtsc: 0</text:p>
                        </text:list-item>
                      </text:list>
                    </text:list-item>
                    <text:list-item>
                      <text:p text:style-name="P11"><text:span text:style-name="T5">9</text:span> iteration of stall loops</text:p>
                      <text:list>
                        <text:list-item>
                          <text:p text:style-name="P11">clock_gettime: 0.0<text:span text:style-name="T5">24</text:span>000</text:p>
                        </text:list-item>
                        <text:list-item>
                          <text:p text:style-name="P11">rdtsc: 0.00<text:span text:style-name="T3">5634</text:span></text:p>
                        </text:list-item>
                        <text:list-item>
                          <text:p text:style-name="P14">diffclock_gettime: <text:span text:style-name="T5">N/A</text:span></text:p>
                        </text:list-item>
                        <text:list-item>
                          <text:p text:style-name="P14">diffrdtsc: <text:span text:style-name="T5">0</text:span></text:p>
                        </text:list-item>
                      </text:list>
                    </text:list-item>
                    <text:list-item>
                      <text:p text:style-name="P11"><text:span text:style-name="T5">10</text:span> iteration of stall loops</text:p>
                      <text:list>
                        <text:list-item>
                          <text:p text:style-name="P11">clock_gettime: 0.0<text:span text:style-name="T5">26</text:span>000</text:p>
                        </text:list-item>
                        <text:list-item>
                          <text:p text:style-name="P11">rdtsc: 0.00<text:span text:style-name="T5">6573</text:span></text:p>
                        </text:list-item>
                        <text:list-item>
                          <text:p text:style-name="P14"><text:soft-page-break/>diffclock_gettime: 0.00<text:span text:style-name="T5">2</text:span></text:p>
                        </text:list-item>
                        <text:list-item>
                          <text:p text:style-name="P14">diffrdtsc: <text:span text:style-name="T5">0.000939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5">Results: </text:p>
                  <text:list>
                    <text:list-item>
                      <text:p text:style-name="P15">The resolution of clock_gettime is 0.001 us (1ns)</text:p>
                    </text:list-item>
                    <text:list-item>
                      <text:p text:style-name="P15">The resolution of rdtsc is 0.000939 us (0.939ns)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5:15:38.341907191</meta:creation-date>
    <dc:date>2017-01-30T23:05:05.919242088</dc:date>
    <meta:editing-duration>PT4H4M33S</meta:editing-duration>
    <meta:editing-cycles>14</meta:editing-cycles>
    <meta:generator>LibreOffice/4.2.8.2$Linux_X86_64 LibreOffice_project/420m0$Build-2</meta:generator>
    <meta:document-statistic meta:table-count="0" meta:image-count="0" meta:object-count="0" meta:page-count="2" meta:paragraph-count="46" meta:word-count="342" meta:character-count="1945" meta:non-whitespace-character-count="1692"/>
  </office:meta>
</office:document-meta>
</file>